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 style:data-style-name="N99">
      <style:table-cell-properties fo:background-color="transparent" style:rotation-align="none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number-columns-repeated="8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miting Nutrient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Autotroph</text:p>
          </table:table-cell>
          <table:table-cell table:style-name="ce1" office:value-type="string" calcext:value-type="string">
            <text:p>Eukaryote</text:p>
          </table:table-cell>
          <table:table-cell table:style-name="ce1" office:value-type="string" calcext:value-type="string">
            <text:p>experiment type</text:p>
          </table:table-cell>
          <table:table-cell table:style-name="ce1" office:value-type="string" calcext:value-type="string">
            <text:p>experiment temp.</text:p>
          </table:table-cell>
          <table:table-cell table:style-name="ce1" office:value-type="string" calcext:value-type="string">
            <text:p>media notes</text:p>
          </table:table-cell>
          <table:table-cell table:style-name="ce1" office:value-type="string" calcext:value-type="string">
            <text:p>K original unit</text:p>
          </table:table-cell>
          <table:table-cell table:style-name="ce1" office:value-type="string" calcext:value-type="string">
            <text:p>K common unit (uM)</text:p>
          </table:table-cell>
          <table:table-cell table:style-name="ce1" office:value-type="string" calcext:value-type="string">
            <text:p>K error</text:p>
          </table:table-cell>
          <table:table-cell table:style-name="ce1" office:value-type="string" calcext:value-type="string">
            <text:p>gmax (per hour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Citation</text:p>
          </table:table-cell>
          <table:table-cell table:style-name="ce1" office:value-type="string" calcext:value-type="string">
            <text:p>Year of publication</text:p>
          </table:table-cell>
          <table:table-cell table:style-name="ce1" office:value-type="string" calcext:value-type="string">
            <text:p>merged from Edwards2015 database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arabin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sp.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ined inorganic media</text:p>
          </table:table-cell>
          <table:table-cell office:value-type="string" calcext:value-type="string">
            <text:p>147 ug/L</text:p>
          </table:table-cell>
          <table:table-cell office:value-type="float" office:value="0.979" calcext:value-type="float">
            <text:p>0.979</text:p>
          </table:table-cell>
          <table:table-cell/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Lendenmann, U. Growth kinetics of Escherichia coli with mixtures of sugars (1994). PhD Thesis, ETH Zurich</text:p>
          </table:table-cell>
          <table:table-cell office:value-type="float" office:value="1994" calcext:value-type="float">
            <text:p>199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ginine</text:p>
          </table:table-cell>
          <table:table-cell office:value-type="string" calcext:value-type="string">
            <text:p>Neurospora crassa</text:p>
          </table:table-cell>
          <table:table-cell office:value-type="string" calcext:value-type="string">
            <text:p>"arginine auxotroph"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adial growth rate</text:p>
          </table:table-cell>
          <table:table-cell table:number-columns-repeated="2"/>
          <table:table-cell office:value-type="string" calcext:value-type="string">
            <text:p>2.8 uM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Cannot track back to original source</text:p>
          </table:table-cell>
          <table:table-cell office:value-type="string" calcext:value-type="string">
            <text:p>Pirt, S.J. (1975) Principles of Microbe and Cell Cultivation. Blackwell, London</text:p>
          </table:table-cell>
          <table:table-cell office:value-type="float" office:value="1975" calcext:value-type="float">
            <text:p>197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uctose</text:p>
          </table:table-cell>
          <table:table-cell office:value-type="string" calcext:value-type="string">
            <text:p>Escherichia coli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/>
          <table:table-cell office:value-type="string" calcext:value-type="string">
            <text:p>defined inorganic media</text:p>
          </table:table-cell>
          <table:table-cell office:value-type="string" calcext:value-type="string">
            <text:p>125 ug/L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Lendenmann, U. &amp; Egli, T. Kinetic models for the growth of Escherichia coil with mixtures of sugars under carbon-limited conditions. Biotechnol. Bioeng. 59, 99–107 (1998).</text:p>
          </table:table-cell>
          <table:table-cell office:value-type="float" office:value="1998" calcext:value-type="float">
            <text:p>199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K1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7160 ug/L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Dykhuizen, D. 1978. Selection for tryptophan auxotrophs of Escherichia coli in glucose-limited chemostats as a test of the energy conservation hypothesis of evolution. Evolution 35:125–150.</text:p>
          </table:table-cell>
          <table:table-cell office:value-type="float" office:value="1978" calcext:value-type="float">
            <text:p>197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OUMI702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8460 ug/L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in the original publication the authors provide two values for K, corresponding to 'two different uptake systems'. here we use the lower one.</text:p>
          </table:table-cell>
          <table:table-cell office:value-type="string" calcext:value-type="string">
            <text:p>Ishida, Y., I. Imai, T. Miyagaki, and H. Kadota. 1982. Growth and uptake kinetics of a facultatively oligotrophic bacterium at low nutrient concentrations. Microb. Ecol. 8:23–32.</text:p>
          </table:table-cell>
          <table:table-cell office:value-type="float" office:value="1982" calcext:value-type="float">
            <text:p>198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B/r CM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"L" broth with omitted glucose</text:p>
          </table:table-cell>
          <table:table-cell office:value-type="string" calcext:value-type="string">
            <text:p>540 ug/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Bavoil., P., H. Nikaido, and K. von Meyenburg. Pleiotrophic transport mutants of Eschericial coli lack porin, a major membrane protein. Mol. Gen. Genet. 158: 23-33 (1977). </text:p>
          </table:table-cell>
          <table:table-cell office:value-type="float" office:value="1977" calcext:value-type="float">
            <text:p>1977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NCM 372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9 with ammonium</text:p>
          </table:table-cell>
          <table:table-cell office:value-type="string" calcext:value-type="string">
            <text:p>5 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aximum growth rate gmax was inferred from Figure 1d and is approximate to ca. 0,1 h^-1</text:p>
          </table:table-cell>
          <table:table-cell office:value-type="string" calcext:value-type="string">
            <text:p>Bren, A., Hart, Y., Dekel, E., Koster, D. &amp; Alon, U. The last generation of bacterial growth in limiting nutrient. BMC Syst. Biol. 7, (2013).</text:p>
          </table:table-cell>
          <table:table-cell office:value-type="float" office:value="2013" calcext:value-type="float">
            <text:p>20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Torulopsis utilis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imal inorganic media</text:p>
          </table:table-cell>
          <table:table-cell office:value-type="string" calcext:value-type="string">
            <text:p>49 u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Button, D. K. &amp; Garver, J. C. Continuous culture of Torulopsis utilis: a kinetic study of oxygen limited growth. J. Gen. Microbiol. 45, 195–204 (1966).</text:p>
          </table:table-cell>
          <table:table-cell office:value-type="float" office:value="1966" calcext:value-type="float">
            <text:p>196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33 ug/L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Button, D. K. 1985. Kinetics of nutrient-limited transport and microbial growth. Microbiol. Rev. 49:270–297.</text:p>
          </table:table-cell>
          <table:table-cell office:value-type="float" office:value="1985" calcext:value-type="float">
            <text:p>198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33 ug/L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Button, D. K. 1985. Kinetics of nutrient-limited transport and microbial growth. Microbiol. Rev. 49:270–297.</text:p>
          </table:table-cell>
          <table:table-cell office:value-type="float" office:value="1985" calcext:value-type="float">
            <text:p>198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33 ug/L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Button, D. K. 1985. Kinetics of nutrient-limited transport and microbial growth. Microbiol. Rev. 49:270–297.</text:p>
          </table:table-cell>
          <table:table-cell office:value-type="float" office:value="1985" calcext:value-type="float">
            <text:p>198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O-12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2400 ug/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Degermendzhy, A. G., V. V. Adamovich, and V. A. Adamovich. 1993. A new experimental approach to the search for chemical density factors in the regulation of monoculture growth. J. Gen. Microbiol. 139:2027–2031.</text:p>
          </table:table-cell>
          <table:table-cell office:value-type="float" office:value="1993" calcext:value-type="float">
            <text:p>199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8000 ug/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Jannasch notes that this C:N ratio ascertains C growth limitation</text:p>
          </table:table-cell>
          <table:table-cell office:value-type="string" calcext:value-type="string">
            <text:p>Jannasch, H. W. 1968. Growth characteristics of heterotrophic bacteria in seawater. J. Bacteriol. 95:722–723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Achromobacter sp. </text:p>
          </table:table-cell>
          <table:table-cell office:value-type="float" office:value="208" calcext:value-type="float">
            <text:p>2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3x10-5 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Vibrio sp.</text:p>
          </table:table-cell>
          <table:table-cell office:value-type="float" office:value="204" calcext:value-type="float">
            <text:p>20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5.5x10-5 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.5% maximal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Pseudomonas sp.</text:p>
          </table:table-cell>
          <table:table-cell office:value-type="float" office:value="201" calcext:value-type="float">
            <text:p>2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0.5 x10-5 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2.5% maximal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Achromobacter sp. </text:p>
          </table:table-cell>
          <table:table-cell office:value-type="float" office:value="208" calcext:value-type="float">
            <text:p>2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2x10-5 M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Pseudomonas sp.</text:p>
          </table:table-cell>
          <table:table-cell office:value-type="float" office:value="201" calcext:value-type="float">
            <text:p>2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8x10-5 <text:s/>M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treptococcus sanguis</text:p>
          </table:table-cell>
          <table:table-cell office:value-type="float" office:value="10558" calcext:value-type="float">
            <text:p>1055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semi-defined media; contains enzymes</text:p>
          </table:table-cell>
          <table:table-cell office:value-type="string" calcext:value-type="string">
            <text:p>111 uM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Kemp, C. W., Robrish, S. A., Curtis, M. A., Sharer, S. A. &amp; Bowen, W. H. Application of a competition model to the growth of Streptococcus mutans and Streptococcus sanguis in binary continuous culture. Appl. Environ. Microbiol. 45, 1277–1282 (1983).</text:p>
          </table:table-cell>
          <table:table-cell office:value-type="float" office:value="1983" calcext:value-type="float">
            <text:p>198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treptococcus sanguis</text:p>
          </table:table-cell>
          <table:table-cell office:value-type="float" office:value="10558" calcext:value-type="float">
            <text:p>1055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semi-defined media; contains enzymes</text:p>
          </table:table-cell>
          <table:table-cell office:value-type="string" calcext:value-type="string">
            <text:p>327 uM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Kemp, C. W., Robrish, S. A., Curtis, M. A., Sharer, S. A. &amp; Bowen, W. H. Application of a competition model to the growth of Streptococcus mutans and Streptococcus sanguis in binary continuous culture. Appl. Environ. Microbiol. 45, 1277–1282 (1983).</text:p>
          </table:table-cell>
          <table:table-cell office:value-type="float" office:value="1983" calcext:value-type="float">
            <text:p>198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treptococcus mutans</text:p>
          </table:table-cell>
          <table:table-cell office:value-type="string" calcext:value-type="string">
            <text:p><text:s/>6715-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naerobic chemostat</text:p>
          </table:table-cell>
          <table:table-cell/>
          <table:table-cell office:value-type="string" calcext:value-type="string">
            <text:p><text:s/>semi-defined media; contains enzymes</text:p>
          </table:table-cell>
          <table:table-cell office:value-type="string" calcext:value-type="string">
            <text:p>1583 uM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Kemp, C. W., Robrish, S. A., Curtis, M. A., Sharer, S. A. &amp; Bowen, W. H. Application of a competition model to the growth of Streptococcus mutans and Streptococcus sanguis in binary continuous culture. Appl. Environ. Microbiol. 45, 1277–1282 (1983).</text:p>
          </table:table-cell>
          <table:table-cell office:value-type="float" office:value="1983" calcext:value-type="float">
            <text:p>198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treptococcus mutans</text:p>
          </table:table-cell>
          <table:table-cell office:value-type="string" calcext:value-type="string">
            <text:p>6715-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nerobic batch</text:p>
          </table:table-cell>
          <table:table-cell/>
          <table:table-cell office:value-type="string" calcext:value-type="string">
            <text:p><text:s/>semi-defined media; contains enzymes</text:p>
          </table:table-cell>
          <table:table-cell office:value-type="string" calcext:value-type="string">
            <text:p>2172 uM</text:p>
          </table:table-cell>
          <table:table-cell office:value-type="float" office:value="2172" calcext:value-type="float">
            <text:p>2172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Kemp, C. W., Robrish, S. A., Curtis, M. A., Sharer, S. A. &amp; Bowen, W. H. Application of a competition model to the growth of Streptococcus mutans and Streptococcus sanguis in binary continuous culture. Appl. Environ. Microbiol. 45, 1277–1282 (1983).</text:p>
          </table:table-cell>
          <table:table-cell office:value-type="float" office:value="1983" calcext:value-type="float">
            <text:p>198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0.597 uM</text:p>
          </table:table-cell>
          <table:table-cell office:value-type="float" office:value="0.597" calcext:value-type="float">
            <text:p>0.597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Koch, A. L., and C. H. Wang. 1982. How close to the theoretical diffusion limit do bacterial uptake systems function. Arch. Microbiol. 131:36–42.</text:p>
          </table:table-cell>
          <table:table-cell office:value-type="float" office:value="1982" calcext:value-type="float">
            <text:p>198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13.0 u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Koch, A. L., and C. H. Wang. 1982. How close to the theoretical diffusion limit do bacterial uptake systems function. Arch. Microbiol. 131:36–42.</text:p>
          </table:table-cell>
          <table:table-cell office:value-type="float" office:value="1982" calcext:value-type="float">
            <text:p>198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34 ug/L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Kovarová, K., A. J. B. Zehnder, and T. Egli. 1996. Temperature-dependent growth kinetics of Escherichia coli ML 30 in glucose-limited continuous culture. J. Bacteriol. 178:4530–4539. </text:p>
          </table:table-cell>
          <table:table-cell office:value-type="float" office:value="1996" calcext:value-type="float">
            <text:p>199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Marine coryneform baterium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eral media with 60mg/L ammonium</text:p>
          </table:table-cell>
          <table:table-cell office:value-type="string" calcext:value-type="string">
            <text:p>0.48 mg/L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Law, A. T. &amp; Button, D. K. Multiple carbon source limited growth kinetics of a marine Coryneform bacterium. J. Bacteriol. 129, 115–123 (1977).</text:p>
          </table:table-cell>
          <table:table-cell office:value-type="float" office:value="1977" calcext:value-type="float">
            <text:p>1977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4000 ug/L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Monod, J. Recherches sur la croissance des cultures baceriennes. Herman et Cie, Paris France (1942)</text:p>
          </table:table-cell>
          <table:table-cell office:value-type="float" office:value="1942" calcext:value-type="float">
            <text:p>194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EL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ptone Yeast Extract Broth</text:p>
          </table:table-cell>
          <table:table-cell office:value-type="string" calcext:value-type="string">
            <text:p>0.45 g/L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Papagianni, M., Boonpooh, Y., Mattey, M. &amp; Kristiansen, B. Substrate inhibition kinetics of Saccharomyces cerevisiae in fed-batch cultures operated at constant glucose and maltose concentration levels. J. Ind. Microbiol. Biotechnol. 34, 301–309 (2007).</text:p>
          </table:table-cell>
          <table:table-cell office:value-type="float" office:value="2007" calcext:value-type="float">
            <text:p>2007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tose Peptone Yeast Extract Broth</text:p>
          </table:table-cell>
          <table:table-cell office:value-type="string" calcext:value-type="string">
            <text:p>4.73 g/L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string" calcext:value-type="string">
            <text:p>K was reported as a range of value with minimum 0.8 g/L and maximum 28 g/L, depending on the absolute concentration of mannose supplied; see original paper. Here we report the geometric mean value.</text:p>
          </table:table-cell>
          <table:table-cell office:value-type="string" calcext:value-type="string">
            <text:p>Papagianni, M., Boonpooh, Y., Mattey, M. &amp; Kristiansen, B. Substrate inhibition kinetics of Saccharomyces cerevisiae in fed-batch cultures operated at constant glucose and maltose concentration levels. J. Ind. Microbiol. Biotechnol. 34, 301–309 (2007).</text:p>
          </table:table-cell>
          <table:table-cell office:value-type="float" office:value="2007" calcext:value-type="float">
            <text:p>2007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CBS806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/>
          <table:table-cell office:value-type="string" calcext:value-type="string">
            <text:p>minimal media; low absolute glucose</text:p>
          </table:table-cell>
          <table:table-cell office:value-type="string" calcext:value-type="string">
            <text:p>0.11mM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dependent on absolute concentration of glucose</text:p>
          </table:table-cell>
          <table:table-cell office:value-type="string" calcext:value-type="string">
            <text:p>Postma, E., Alexander Scheffers, W. &amp; Van Dijken, J. P. Kinetics of growth and glucose transport in glucose‐limited chemostat cultures of Saccharomyces cerevisiae CBS 8066. Yeast 5, 159–165 (1989).</text:p>
          </table:table-cell>
          <table:table-cell office:value-type="float" office:value="1989" calcext:value-type="float">
            <text:p>1989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CBS806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/>
          <table:table-cell office:value-type="string" calcext:value-type="string">
            <text:p>minimal media; high absolute glucose</text:p>
          </table:table-cell>
          <table:table-cell office:value-type="string" calcext:value-type="string">
            <text:p>0.39mM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dependent on absolute concentration of glucose</text:p>
          </table:table-cell>
          <table:table-cell office:value-type="string" calcext:value-type="string">
            <text:p>Postma, E., Alexander Scheffers, W. &amp; Van Dijken, J. P. Kinetics of growth and glucose transport in glucose‐limited chemostat cultures of Saccharomyces cerevisiae CBS 8066. Yeast 5, 159–165 (1989).</text:p>
          </table:table-cell>
          <table:table-cell office:value-type="float" office:value="1989" calcext:value-type="float">
            <text:p>1989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/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87300 ug/L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985" calcext:value-type="float">
            <text:p>0.985</text:p>
          </table:table-cell>
          <table:table-cell office:value-type="string" calcext:value-type="string">
            <text:p>K was reported as a range of values dependent on conditions with minimum 77000 ug/L and maximum 99000 ug/L; see original paper. Here we report the geometric mean value.</text:p>
          </table:table-cell>
          <table:table-cell office:value-type="string" calcext:value-type="string">
            <text:p>Schulze, K. L., and R. S. Lipe. 1964. Relationship between substrate con- centration, growth rate, and respiration rate of Escherichia coli in continuous culture. Arch. Microbiol. 48:1–20. </text:p>
          </table:table-cell>
          <table:table-cell office:value-type="float" office:value="1964" calcext:value-type="float">
            <text:p>196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53 ug/L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Senn, H., U. Lendenmann, M. Snozzi, G. Hamer, and T. Egli. 1994. The growth of Escherichia coli in glucose-limited chemostat cultures: a reexamination of the kinetics. Biochim. Biophys. Acta 1201:424–436.</text:p>
          </table:table-cell>
          <table:table-cell office:value-type="float" office:value="1994" calcext:value-type="float">
            <text:p>199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72 ug/L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Senn, H., U. Lendenmann, M. Snozzi, G. Hamer, and T. Egli. 1994. The growth of Escherichia coli in glucose-limited chemostat cultures: a reexamination of the kinetics. Biochim. Biophys. Acta 1201:424–436.</text:p>
          </table:table-cell>
          <table:table-cell office:value-type="float" office:value="1994" calcext:value-type="float">
            <text:p>199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ML 30G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68 ug/L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string" calcext:value-type="string">
            <text:p>in the original publication the authors provide two values for K, corresponding to 'two different uptake systems'. here we use the lower one.</text:p>
          </table:table-cell>
          <table:table-cell office:value-type="string" calcext:value-type="string">
            <text:p>Shehata, T. E., and A. G. Marr. 1971. Effect of nutrient concentration on the growth of Escherichia coli. J. Bacteriol. 107:210–216.</text:p>
          </table:table-cell>
          <table:table-cell office:value-type="float" office:value="1971" calcext:value-type="float">
            <text:p>197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VIN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a (Verduyn)</text:p>
          </table:table-cell>
          <table:table-cell office:value-type="string" calcext:value-type="string">
            <text:p>0.12m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09 (SEM)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Snoep, J. L., Mrwebi, M., Schuurmans, J. M., Rohwer, J. M. &amp; Teixeira de Mattor, M. J. T. Control of specific growth rate in Saccharomyces cerevisiae. Microbiology 155, 1699–1707 (2009).</text:p>
          </table:table-cell>
          <table:table-cell office:value-type="float" office:value="2009" calcext:value-type="float">
            <text:p>2009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LTEE ancestor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0.0727 mg/L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7726" calcext:value-type="float">
            <text:p>0.7726</text:p>
          </table:table-cell>
          <table:table-cell office:value-type="string" calcext:value-type="string">
            <text:p>ancestral wild-type of the Long Term Evolution Experiment, reported with biomass yield of Y = 2,635*10^6 cfu/ug</text:p>
          </table:table-cell>
          <table:table-cell office:value-type="string" calcext:value-type="string">
            <text:p>Vasi, F., Travisano, M. &amp; Lenski, R.E. , Long-Term Experimental Evolution in Escherichia Coli. II. Changes in Life-History Traits During Adaptation to a Seasonal Environment,” Am Nat 144, no. 3: 432–56 (1994)</text:p>
          </table:table-cell>
          <table:table-cell office:value-type="float" office:value="1994" calcext:value-type="float">
            <text:p>199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LTEE evolved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0.0880 mg/L</text:p>
          </table:table-cell>
          <table:table-cell office:value-type="float" office:value="0.489" calcext:value-type="float">
            <text:p>0.489</text:p>
          </table:table-cell>
          <table:table-cell/>
          <table:table-cell office:value-type="float" office:value="0.8887" calcext:value-type="float">
            <text:p>0.8887</text:p>
          </table:table-cell>
          <table:table-cell office:value-type="string" calcext:value-type="string">
            <text:p>average of evolved strains from the 12 lines <text:s/>of the Long Term Evolution Experiment after 2000 generations, reported with biomass yield of Y = 1,838*10^6 cfu/ug</text:p>
          </table:table-cell>
          <table:table-cell office:value-type="string" calcext:value-type="string">
            <text:p>Vasi, F., Travisano, M. &amp; Lenski, R.E. , Long-Term Experimental Evolution in Escherichia Coli. II. Changes in Life-History Traits During Adaptation to a Seasonal Environment,” Am Nat 144, no. 3: 432–56 (1994)</text:p>
          </table:table-cell>
          <table:table-cell office:value-type="float" office:value="1994" calcext:value-type="float">
            <text:p>199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B/r Thy-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at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180 ug/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von Meyenburg, K. 1971. Transport-limited growth rates in a mutant of Escherichia coli. J. Bacteriol. 107:878–888. </text:p>
          </table:table-cell>
          <table:table-cell office:value-type="float" office:value="1971" calcext:value-type="float">
            <text:p>197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FY4/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 solid culture</text:p>
          </table:table-cell>
          <table:table-cell/>
          <table:table-cell office:value-type="string" calcext:value-type="string">
            <text:p>minimal media</text:p>
          </table:table-cell>
          <table:table-cell office:value-type="string" calcext:value-type="string">
            <text:p>0.202 mM</text:p>
          </table:table-cell>
          <table:table-cell office:value-type="float" office:value="202" calcext:value-type="float">
            <text:p>202</text:p>
          </table:table-cell>
          <table:table-cell office:value-type="float" office:value="0.1" calcext:value-type="float">
            <text:p>0.1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tried many growth rate models; here reporting only for the normal Monod model</text:p>
          </table:table-cell>
          <table:table-cell office:value-type="string" calcext:value-type="string">
            <text:p>Ziv, N., Siegal, M. L. &amp; Gresham, D. Genetic and nongenetic determinants of cell growth variation assessed by high-throughput microscopy. Mol. Biol. Evol. 30, 2568–2578 (2013).</text:p>
          </table:table-cell>
          <table:table-cell office:value-type="float" office:value="2013" calcext:value-type="float">
            <text:p>20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BC24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 solid culture</text:p>
          </table:table-cell>
          <table:table-cell/>
          <table:table-cell office:value-type="string" calcext:value-type="string">
            <text:p>minimal media</text:p>
          </table:table-cell>
          <table:table-cell office:value-type="string" calcext:value-type="string">
            <text:p>0.115 mM</text:p>
          </table:table-cell>
          <table:table-cell office:value-type="float" office:value="115" calcext:value-type="float">
            <text:p>115</text:p>
          </table:table-cell>
          <table:table-cell office:value-type="float" office:value="0.1" calcext:value-type="float">
            <text:p>0.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tried many growth rate models; here reporting only for the normal Monod model</text:p>
          </table:table-cell>
          <table:table-cell office:value-type="string" calcext:value-type="string">
            <text:p>Ziv, N., Siegal, M. L. &amp; Gresham, D. Genetic and nongenetic determinants of cell growth variation assessed by high-throughput microscopy. Mol. Biol. Evol. 30, 2568–2578 (2013).</text:p>
          </table:table-cell>
          <table:table-cell office:value-type="float" office:value="2013" calcext:value-type="float">
            <text:p>20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BC24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 solid culture</text:p>
          </table:table-cell>
          <table:table-cell/>
          <table:table-cell office:value-type="string" calcext:value-type="string">
            <text:p>minimal media</text:p>
          </table:table-cell>
          <table:table-cell office:value-type="string" calcext:value-type="string">
            <text:p>0.189 mm</text:p>
          </table:table-cell>
          <table:table-cell office:value-type="float" office:value="189" calcext:value-type="float">
            <text:p>189</text:p>
          </table:table-cell>
          <table:table-cell office:value-type="float" office:value="0.1" calcext:value-type="float">
            <text:p>0.1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tried many growth rate models; here reporting only for the normal Monod model</text:p>
          </table:table-cell>
          <table:table-cell office:value-type="string" calcext:value-type="string">
            <text:p>Ziv, N., Siegal, M. L. &amp; Gresham, D. Genetic and nongenetic determinants of cell growth variation assessed by high-throughput microscopy. Mol. Biol. Evol. 30, 2568–2578 (2013).</text:p>
          </table:table-cell>
          <table:table-cell office:value-type="float" office:value="2013" calcext:value-type="float">
            <text:p>20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BC25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 solid culture</text:p>
          </table:table-cell>
          <table:table-cell/>
          <table:table-cell office:value-type="string" calcext:value-type="string">
            <text:p>minimal media</text:p>
          </table:table-cell>
          <table:table-cell office:value-type="string" calcext:value-type="string">
            <text:p>0.143 mM</text:p>
          </table:table-cell>
          <table:table-cell office:value-type="float" office:value="143" calcext:value-type="float">
            <text:p>143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tried many growth rate models; here reporting only for the normal Monod model</text:p>
          </table:table-cell>
          <table:table-cell office:value-type="string" calcext:value-type="string">
            <text:p>Ziv, N., Siegal, M. L. &amp; Gresham, D. Genetic and nongenetic determinants of cell growth variation assessed by high-throughput microscopy. Mol. Biol. Evol. 30, 2568–2578 (2013).</text:p>
          </table:table-cell>
          <table:table-cell office:value-type="float" office:value="2013" calcext:value-type="float">
            <text:p>201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strain 21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um</text:p>
          </table:table-cell>
          <table:table-cell office:value-type="string" calcext:value-type="string">
            <text:p>0.146 g/L</text:p>
          </table:table-cell>
          <table:table-cell office:value-type="float" office:value="811.111111111111" calcext:value-type="float">
            <text:p>811.111111111111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’Neil GDG, Lyberatos G Dynamic model development for a continuous culture of Saccharomyces cerevisiae. Biotechnol Bioeng 36:437–445 (1990)</text:p>
          </table:table-cell>
          <table:table-cell office:value-type="float" office:value="1990" calcext:value-type="float">
            <text:p>199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CBS806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um</text:p>
          </table:table-cell>
          <table:table-cell office:value-type="string" calcext:value-type="string">
            <text:p>0.099 g/L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Verduyn C, Postma E, Scheffers WA, van Dijken JP Physiology of Saccharomyces cerevisiae in anaerobic glucoselimited chemostat cultures. <text:s/>J Gen Microbiol 136:395–403 (1990)</text:p>
          </table:table-cell>
          <table:table-cell office:value-type="float" office:value="1990" calcext:value-type="float">
            <text:p>199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Saccharomyces carlsbergensis</text:p>
          </table:table-cell>
          <table:table-cell office:value-type="string" calcext:value-type="string">
            <text:p>LAM 10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mal medium</text:p>
          </table:table-cell>
          <table:table-cell office:value-type="string" calcext:value-type="string">
            <text:p>0.021 g/L</text:p>
          </table:table-cell>
          <table:table-cell office:value-type="float" office:value="116.666666666667" calcext:value-type="float">
            <text:p>116.666666666667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Toda K, Yabe I, Yamagata T Kinetics of biphasic growth of yeast in continuous and fed-batch cultures. Biotechnol Bioeng 22:1805–1827 (1980)</text:p>
          </table:table-cell>
          <table:table-cell office:value-type="float" office:value="1980" calcext:value-type="float">
            <text:p>198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ycerol</text:p>
          </table:table-cell>
          <table:table-cell office:value-type="string" calcext:value-type="string">
            <text:p>Enterobacter cloacae</text:p>
          </table:table-cell>
          <table:table-cell office:value-type="string" calcext:value-type="string">
            <text:p>NCTC 819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135 uM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erbert, D., Elsworth, R. &amp; Telling, R. C. The Continuous Culture of Bacteria; a Theoretical and Experimental Study. J. Gen. Microbiol. 14, 601–622 (1956).</text:p>
          </table:table-cell>
          <table:table-cell office:value-type="float" office:value="1956" calcext:value-type="float">
            <text:p>1956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lycerol</text:p>
          </table:table-cell>
          <table:table-cell office:value-type="string" calcext:value-type="string">
            <text:p>Candida utilis</text:p>
          </table:table-cell>
          <table:table-cell office:value-type="string" calcext:value-type="string">
            <text:p>NCYC 32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chemostat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0 u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﻿Sinclair, C.G. and Ryder, D.N. (1975) Models for the ﻿continuous culture of microorganisms under both oxygen and carbon limiting conditions. Biotech. Bioeng. 17, 375-398.</text:p>
          </table:table-cell>
          <table:table-cell office:value-type="float" office:value="1975" calcext:value-type="float">
            <text:p>1975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Achromobacter sp. </text:p>
          </table:table-cell>
          <table:table-cell office:value-type="float" office:value="208" calcext:value-type="float">
            <text:p>2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x10-5 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Vibrio sp.</text:p>
          </table:table-cell>
          <table:table-cell office:value-type="float" office:value="204" calcext:value-type="float">
            <text:p>20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0.8 x 10-5 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5% maximal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Spirillum sp.</text:p>
          </table:table-cell>
          <table:table-cell office:value-type="float" office:value="101" calcext:value-type="float">
            <text:p>1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3 x 10-5 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.5% maximal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Pseudomonas sp.</text:p>
          </table:table-cell>
          <table:table-cell office:value-type="float" office:value="201" calcext:value-type="float">
            <text:p>2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9 x 10-5 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.5% maximal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Achromobacter sp. </text:p>
          </table:table-cell>
          <table:table-cell office:value-type="float" office:value="208" calcext:value-type="float">
            <text:p>20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5x10-5 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5% maximal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Vibrio sp.</text:p>
          </table:table-cell>
          <table:table-cell office:value-type="float" office:value="204" calcext:value-type="float">
            <text:p>204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9.5 x 10-5 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2.5% maximal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Spirillum sp.</text:p>
          </table:table-cell>
          <table:table-cell office:value-type="float" office:value="101" calcext:value-type="float">
            <text:p>1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2 x 10-5 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.5% maximal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ctate</text:p>
          </table:table-cell>
          <table:table-cell office:value-type="string" calcext:value-type="string">
            <text:p>Pseudomonas sp.</text:p>
          </table:table-cell>
          <table:table-cell office:value-type="float" office:value="201" calcext:value-type="float">
            <text:p>20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erial bat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pplemented seawater</text:p>
          </table:table-cell>
          <table:table-cell office:value-type="string" calcext:value-type="string">
            <text:p>15 x 10-5 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.5% maxima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post acclimation</text:p>
          </table:table-cell>
          <table:table-cell office:value-type="string" calcext:value-type="string">
            <text:p>Jannasch, H. W. Growth characteristics of heterotrophic bacteria in seawater. J. Bacteriol. 95, 722–723 (1968).</text:p>
          </table:table-cell>
          <table:table-cell office:value-type="float" office:value="1968" calcext:value-type="float">
            <text:p>1968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ctose</text:p>
          </table:table-cell>
          <table:table-cell office:value-type="string" calcext:value-type="string">
            <text:p>Escherichia coli</text:p>
          </table:table-cell>
          <table:table-cell office:value-type="float" office:value="322" calcext:value-type="float">
            <text:p>32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59 uM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﻿Dykhuizen, D. and Davies, M. (1980) An experimental model: bacterial specialists and generalists competing in chemostats. Ecology 61, 1213-1227.</text:p>
          </table:table-cell>
          <table:table-cell office:value-type="float" office:value="1980" calcext:value-type="float">
            <text:p>198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ctose</text:p>
          </table:table-cell>
          <table:table-cell office:value-type="string" calcext:value-type="string">
            <text:p>Escherichia coli</text:p>
          </table:table-cell>
          <table:table-cell office:value-type="float" office:value="323" calcext:value-type="float">
            <text:p>323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59.5 uM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﻿Dykhuizen, D. and Davies, M. (1980) An experimental model: bacterial specialists and generalists competing in chemostats. Ecology 61, 1213-1227.</text:p>
          </table:table-cell>
          <table:table-cell office:value-type="float" office:value="1980" calcext:value-type="float">
            <text:p>198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actose</text:p>
          </table:table-cell>
          <table:table-cell office:value-type="string" calcext:value-type="string">
            <text:p>Escherichia coli</text:p>
          </table:table-cell>
          <table:table-cell office:value-type="float" office:value="372" calcext:value-type="float">
            <text:p>372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34 u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﻿Dykhuizen, D. and Davies, M. (1980) An experimental model: bacterial specialists and generalists competing in chemostats. Ecology 61, 1213-1227.</text:p>
          </table:table-cell>
          <table:table-cell office:value-type="float" office:value="1980" calcext:value-type="float">
            <text:p>198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ltose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RV lac -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hemo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mal media</text:p>
          </table:table-cell>
          <table:table-cell office:value-type="string" calcext:value-type="string">
            <text:p>25 u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﻿Dykhuizen, D. and Davies, M. (1980) An experimental model: bacterial specialists and generalists competing in chemostats. Ecology 61, 1213-1227.</text:p>
          </table:table-cell>
          <table:table-cell office:value-type="float" office:value="1980" calcext:value-type="float">
            <text:p>198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ltose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EL1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at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tose Peptone Yeast Extract Broth</text:p>
          </table:table-cell>
          <table:table-cell office:value-type="string" calcext:value-type="string">
            <text:p>2.06 g/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string" calcext:value-type="string">
            <text:p>K was reported as a range of values with minimum 0.8 ug/L and maximum 5.3 ug/L , depending on the absolute concentration of mannose supplied; see original paper. Here we report the geometric mean value. </text:p>
          </table:table-cell>
          <table:table-cell office:value-type="string" calcext:value-type="string">
            <text:p>Papagianni, M., Boonpooh, Y., Mattey, M. &amp; Kristiansen, B. Substrate inhibition kinetics of Saccharomyces cerevisiae in fed-batch cultures operated at constant glucose and maltose concentration levels. J. Ind. Microbiol. Biotechnol. 34, 301–309 (2007).</text:p>
          </table:table-cell>
          <table:table-cell office:value-type="float" office:value="2007" calcext:value-type="float">
            <text:p>2007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XF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1:32:35.755028429</meta:creation-date>
    <dc:date>2025-05-16T11:37:40.336095430</dc:date>
    <meta:editing-duration>PT5M4S</meta:editing-duration>
    <meta:editing-cycles>3</meta:editing-cycles>
    <meta:generator>LibreOffice/25.2.3.2$Linux_X86_64 LibreOffice_project/520$Build-2</meta:generator>
    <meta:document-statistic meta:table-count="1" meta:cell-count="887" meta:object-count="0"/>
  </office:meta>
</office:document-meta>
</file>